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1a8fb1" officeooo:paragraph-rsid="001a8fb1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officeooo:rsid="001b98e7" officeooo:paragraph-rsid="001b98e7"/>
    </style:style>
    <style:style style:name="P4" style:family="paragraph" style:parent-style-name="Standard">
      <style:paragraph-properties fo:break-before="page" style:writing-mode="lr-tb"/>
      <style:text-properties officeooo:rsid="001b98e7" officeooo:paragraph-rsid="001b98e7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fo:font-weight="bold" style:font-weight-asian="bold" style:font-weight-complex="bold"/>
    </style:style>
    <style:style style:name="T3" style:family="text">
      <style:text-properties style:font-name="sans-serif" fo:font-size="15pt"/>
    </style:style>
    <style:style style:name="T4" style:family="text">
      <style:text-properties style:font-name="monospace" fo:font-size="15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jercicio 1: Empresa productos hogar</text:span><text:span text:style-name="T5"> </text:span><text:line-break/><text:span text:style-name="T1">Una compañía de distribución de productos para el hogar dispone de proveedores que </text:span><text:line-break/><text:span text:style-name="T1">le suministran artículos. Un artículo sólo puede ser suministrado por un proveedor. La </text:span><text:line-break/><text:span text:style-name="T1">empresa tiene tres tipos de empleados: oficinistas, transportistas y vendedores, estos </text:span><text:line-break/><text:span text:style-name="T1">últimos venden los artículos. Un artículo es vendido por varios vendedores y, un vendedor </text:span><text:line-break/><text:span text:style-name="T1">puede vender varios artículos en distintas zonas de venta. De las ventas nos interesa saber </text:span><text:line-break/><text:span text:style-name="T1">la fecha y unidades vendidas. </text:span><text:line-break/><text:line-break/><text:span text:style-name="T2">Ejercicio 2: Habitantes La Laguna</text:span><text:span text:style-name="T5"> </text:span><text:line-break/><text:span text:style-name="T1">Consideremos los habitantes de La Laguna donde distinguiremos a los trabajadores, </text:span><text:line-break/><text:span text:style-name="T1">estudiantes y parados. De los trabajadores nos interesa su número de la Seguridad Social, </text:span><text:line-break/><text:span text:style-name="T1">la empresa de trabajo y el salario. De los estudiantes, el número de matrícula y el centro </text:span><text:line-break/><text:span text:style-name="T1">educativo, y de los parados la fecha del paro. </text:span><text:line-break/><text:line-break/><text:span text:style-name="T2">Ejercicio 3: Gestión de exámenes y prácticas</text:span> <text:line-break/><text:span text:style-name="T1">Los profesores de la asignatura de Bases de Datos de una Escuela Universitaria deciden </text:span><text:line-break/><text:span text:style-name="T1">crear una base de datos que contenga la información de los resultados de las pruebas </text:span><text:line-break/><text:span text:style-name="T1">realizadas a los alumnos. Para realizar el diseño se sabe que: </text:span><text:line-break/> <text:span text:style-name="T3">Los alumnos están definidos por su n° de matrícula, nombre y el grupo al </text:span><text:line-break/><text:span text:style-name="T3">que asisten a clase. </text:span><text:line-break/> <text:span text:style-name="T3">Dichos alumnos realizan dos tipos de pruebas a lo largo del curso </text:span><text:line-break/><text:span text:style-name="T3">académico: </text:span><text:line-break/><text:span text:style-name="T4">o</text:span> <text:span text:style-name="T3">Exámenes escritos: cada alumno realiza varios a lo largo del curso, y </text:span><text:line-break/><text:span text:style-name="T3">se definen por el n° de examen, el n° de preguntas de que consta y la </text:span><text:line-break/><text:span text:style-name="T3">fecha de realización (la misma para todos los alumnos que realizan el </text:span><text:line-break/><text:span text:style-name="T3">mismo examen). Evidentemente, es importante almacenar la nota de </text:span><text:line-break/><text:span text:style-name="T3">cada alumno por examen. </text:span><text:line-break/><text:span text:style-name="T4">o</text:span> <text:span text:style-name="T3">Prácticas: se realiza un n° indeterminado de ellas durante el curso </text:span><text:line-break/><text:span text:style-name="T3">académico, algunas serán engrupo y otras individuales. Se definen </text:span><text:line-break/><text:span text:style-name="T3">por un código de práctica, título y el grado de dificultad. En este caso </text:span><text:line-break/><text:span text:style-name="T3">los alumnos pueden examinarse de cualquier práctica cuando lo </text:span><text:line-break/><text:span text:style-name="T3">deseen, debiéndose almacenar la fecha y nota obtenida. </text:span><text:line-break/><text:soft-page-break/> <text:span text:style-name="T3">En cuanto a los profesores, únicamente interesa conocer (además de sus </text:span><text:line-break/><text:span text:style-name="T3">datos personales: DNI y nombre), quien es el qué ha diseñado cada </text:span><text:line-break/><text:span text:style-name="T3">práctica, sabiendo que en el diseño de una práctica puede colaborar más </text:span><text:line-break/><text:span text:style-name="T3">de uno, y que un profesor puede diseñar más de una práctica. Interesa, </text:span><text:line-break/><text:span text:style-name="T3">además, la fecha en que ha sido diseñada cada práctica por el profesor </text:span><text:line-break/><text:span text:style-name="T3">correspondiente.</text:span> </text:p>
      <text:p text:style-name="P2"/>
      <text:p text:style-name="P4">Ejercicio 1: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1a8fb1" officeooo:paragraph-rsid="001a8fb1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T2 Act4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1:04:19.180000000</meta:creation-date>
    <dc:date>2021-10-18T11:14:53.397000000</dc:date>
    <meta:editing-duration>PT10M34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3" meta:word-count="388" meta:character-count="2385" meta:non-whitespace-character-count="1961"/>
  </office:meta>
</office:document-meta>
</file>